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value="x0_4">
            <text:p>x0_4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value="x1_2">
            <text:p>x1_2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value="x2_3">
            <text:p>x2_3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value="x3_0">
            <text:p>x3_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value="x4_1">
            <text:p>x4_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value="Tempo total do algoritmo: 0.0035170900000001115">
            <text:p>Tempo total do algoritmo: 0.0035170900000001115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